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0H46M37S">
            <text:p>10:46:37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0H47M37S">
            <text:p>10:47:37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35.6">
            <text:p>136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2">
            <text:p>22.0</text:p>
          </table:table-cell>
          <table:table-cell table:style-name="ce4" office:value-type="float" office:value="3.53333333333333">
            <text:p>3.5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69.1666666666667">
            <text:p>69.2</text:p>
          </table:table-cell>
          <table:table-cell table:style-name="ce4" office:value-type="float" office:value="25.5333333333333">
            <text:p>25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25">
            <text:p>225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49.5">
            <text:p>49.5</text:p>
          </table:table-cell>
          <table:table-cell table:style-name="ce4" office:value-type="float" office:value="6.2">
            <text:p>6.2</text:p>
          </table:table-cell>
          <table:table-cell table:style-name="ce4" office:value-type="float" office:value="8.3">
            <text:p>8.3</text:p>
          </table:table-cell>
          <table:table-cell table:style-name="ce4" office:value-type="float" office:value="97.8">
            <text:p>97.8</text:p>
          </table:table-cell>
          <table:table-cell table:style-name="ce4" office:value-type="float" office:value="55.7">
            <text:p>55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098H47M07S">
            <text:p>10:47:07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25">
            <text:p>2.3</text:p>
          </table:table-cell>
          <table:table-cell table:style-name="ce4" office:value-type="float" office:value="1.75471698113208">
            <text:p>1.8</text:p>
          </table:table-cell>
          <table:table-cell table:style-name="ce4" office:value-type="float" office:value="1.56603773584906">
            <text:p>1.6</text:p>
          </table:table-cell>
          <table:table-cell table:style-name="ce4" office:value-type="float" office:value="1.41397590361446">
            <text:p>1.4</text:p>
          </table:table-cell>
          <table:table-cell table:style-name="ce4" office:value-type="float" office:value="2.18146214099217">
            <text:p>2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768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65.606">
            <text:p>16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463751313358212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21">
            <text:p>21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0M46.36S">
            <text:p>00:10:46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89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1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334.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0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1717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766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9"/>11165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4029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4195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5293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8735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4194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10"/>1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1700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5291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8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85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410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4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5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6174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6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301283 0 139718 68483819 33144 6 2952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83024 0 41479 17076191 7104 5 2525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76539 0 30735 17148281 4582 0 128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73699 0 30549 17134424 3138 0 110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68019 0 36954 17124921 18318 0 188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6032691 58 6 0 0 0 0 2 0 1 0 0 0 120 0 168293 66 0 0 0 0 0 0 0 22 0 0 0 0 0 0 0 0 3647935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784208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900187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5083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2463395 0 3867853 989609 2500329 168334 0 3 1165004 12999 3759264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1744 <text:s text:c="4"/>176 <text:s text:c="3"/>0 <text:s text:c="3"/>0 <text:s text:c="3"/>0 <text:s text:c="4"/>0 <text:s text:c="9"/>0 <text:s text:c="8"/>0 <text:s text:c="3"/>11744 <text:s text:c="4"/>17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364256082 2915735 <text:s text:c="3"/>0 <text:s text:c="2"/>79 <text:s text:c="3"/>0 <text:s text:c="4"/>0 <text:s text:c="9"/>0 <text:s text:c="8"/>0 1706047683 1387347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9419 11608 1090838 193356 148872 1423144 12617976 10468504 0 490268 1068910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9317 11577 1089786 192896 148869 1423144 12617976 10468500 0 490180 1068864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16 0 0 0 0 0 16 1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00 0 0 0 0 0 300 30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28 581741 21 46 5 56 20814 4023 20 0 1 0 4 2932736 400 4294967295 11063296 11163132 3216457776 3216452748 4015126 0 0 4096 536946211 3223525726 0 0 0 1 0 0 82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915735 errors:0 dropped:79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387347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364256082 (364.2 MB) <text:s/>TX bytes:1706047683 (1.7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7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7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1744 (11.7 KB) <text:s/>TX bytes:11744 (11.7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51 <text:s text:c="5"/>4129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7.8">
            <text:p>97.8</text:p>
          </table:table-cell>
          <table:table-cell office:value-type="float" office:value="2.1">
            <text:p>2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office:value-type="float" office:value="14.9">
            <text:p>14.9</text:p>
          </table:table-cell>
          <table:table-cell office:value-type="float" office:value="3.9">
            <text:p>3.9</text:p>
          </table:table-cell>
          <table:table-cell office:value-type="float" office:value="8.3">
            <text:p>8.3</text:p>
          </table:table-cell>
          <table:table-cell office:value-type="float" office:value="72.9">
            <text:p>72.9</text:p>
          </table:table-cell>
          <table:table-cell office:value-type="float" office:value="18.8">
            <text:p>18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office:value-type="float" office:value="49.5">
            <text:p>49.5</text:p>
          </table:table-cell>
          <table:table-cell office:value-type="float" office:value="6.2">
            <text:p>6.2</text:p>
          </table:table-cell>
          <table:table-cell office:value-type="float" office:value="7.6">
            <text:p>7.6</text:p>
          </table:table-cell>
          <table:table-cell office:value-type="float" office:value="36.8">
            <text:p>36.8</text:p>
          </table:table-cell>
          <table:table-cell office:value-type="float" office:value="55.7">
            <text:p>55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2">
            <text:p>22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draw:notify-on-update-of-ranges="CPU_ALL.A2:CPU_ALL.A4 CPU_ALL.B1:CPU_ALL.B1 CPU_ALL.B2:CPU_ALL.B4 CPU_ALL.C1:CPU_ALL.C1 CPU_ALL.C2:CPU_ALL.C4 CPU_ALL.D1:CPU_ALL.D1 CPU_ALL.D2:CPU_ALL.D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53333333333333">
            <text:p>3.53</text:p>
          </table:table-cell>
          <table:table-cell office:value-type="float" office:value="5.3">
            <text:p>5.3</text:p>
          </table:table-cell>
          <table:table-cell office:value-type="float" office:value="69.1666666666667">
            <text:p>69.17</text:p>
          </table:table-cell>
          <table:table-cell office:value-type="float" office:value="25.5333333333333">
            <text:p>25.53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draw:notify-on-update-of-ranges="CPU_ALL.A2:CPU_ALL.A4 CPU_ALL.G1:CPU_ALL.G1 CPU_ALL.G2:CPU_ALL.G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0.9333333333333">
            <text:p>20.9</text:p>
          </table:table-cell>
          <table:table-cell table:style-name="ce10" office:value-type="float" office:value="3.1">
            <text:p>3.1</text:p>
          </table:table-cell>
          <table:table-cell table:style-name="ce10" office:value-type="float" office:value="1.2">
            <text:p>1.2</text:p>
          </table:table-cell>
          <table:table-cell table:style-name="ce10" office:value-type="float" office:value="74.7333333333333">
            <text:p>74.7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2.4333333333333">
            <text:p>22.4</text:p>
          </table:table-cell>
          <table:table-cell table:style-name="ce10" office:value-type="float" office:value="3.13333333333333">
            <text:p>3.1</text:p>
          </table:table-cell>
          <table:table-cell table:style-name="ce10" office:value-type="float" office:value="1.96666666666667">
            <text:p>2.0</text:p>
          </table:table-cell>
          <table:table-cell table:style-name="ce10" office:value-type="float" office:value="72.5">
            <text:p>72.5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1.8333333333333">
            <text:p>21.8</text:p>
          </table:table-cell>
          <table:table-cell table:style-name="ce10" office:value-type="float" office:value="3.33333333333333">
            <text:p>3.3</text:p>
          </table:table-cell>
          <table:table-cell table:style-name="ce10" office:value-type="float" office:value="2.06666666666667">
            <text:p>2.1</text:p>
          </table:table-cell>
          <table:table-cell table:style-name="ce10" office:value-type="float" office:value="72.7">
            <text:p>72.7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1.1">
            <text:p>21.1</text:p>
          </table:table-cell>
          <table:table-cell table:style-name="ce10" office:value-type="float" office:value="4.06666666666667">
            <text:p>4.1</text:p>
          </table:table-cell>
          <table:table-cell table:style-name="ce10" office:value-type="float" office:value="15.4333333333333">
            <text:p>15.4</text:p>
          </table:table-cell>
          <table:table-cell table:style-name="ce10" office:value-type="float" office:value="59.4333333333333">
            <text:p>59.4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office:value-type="float" office:value="0">
            <text:p>0</text:p>
          </table:table-cell>
          <table:table-cell office:value-type="float" office:value="1948.8">
            <text:p>1948.8</text:p>
          </table:table-cell>
          <table:table-cell office:value-type="float" office:value="225">
            <text:p>22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office:value-type="float" office:value="25.6">
            <text:p>25.6</text:p>
          </table:table-cell>
          <table:table-cell office:value-type="float" office:value="3571.4">
            <text:p>3571.4</text:p>
          </table:table-cell>
          <table:table-cell office:value-type="float" office:value="181.8">
            <text:p>181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8.53333333333333">
            <text:p>8.5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draw:notify-on-update-of-ranges="DISK_SUMM.A2:DISK_SUMM.A4 DISK_SUMM.B1:DISK_SUMM.B1 DISK_SUMM.B2:DISK_SUMM.B4 DISK_SUMM.C1:DISK_SUMM.C1 DISK_SUMM.C2:DISK_SUMM.C4 DISK_SUMM.D2:DISK_SUMM.D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1840.06666666667">
            <text:p>1840.1</text:p>
          </table:table-cell>
          <table:table-cell table:style-name="ce11" table:formula="of:=AVERAGE([.D2:.D4])" office:value-type="float" office:value="135.6">
            <text:p>135.6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7.0666666666667">
            <text:p>17.1</text:p>
          </table:table-cell>
          <table:table-cell table:style-name="ce11" table:formula="of:=IF([.C6]=0;0;MAX(SUMPRODUCT([.C2:.C4];[.C2:.C4])/SUM([.C2:.C4])-[.C6];0))" office:value-type="float" office:value="1158.50574013019">
            <text:p>1158.5</text:p>
          </table:table-cell>
          <table:table-cell table:style-name="ce11" table:formula="of:=IF([.D6]=0;0;MAX(SUMPRODUCT([.D2:.D4];[.D2:.D4])/SUM([.D2:.D4])-[.D6];0))" office:value-type="float" office:value="70.0938053097345">
            <text:p>70.1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572.827593203145">
            <text:p>572.8</text:p>
          </table:table-cell>
          <table:table-cell table:style-name="ce11" table:formula="of:=ABS(MAX([.D2:.D4])-[.D6]-[.D7])" office:value-type="float" office:value="19.3061946902655">
            <text:p>19.3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draw:notify-on-update-of-ranges="DISK_SUMM.B1:DISK_SUMM.D1 DISK_SUMM.A6:DISK_SUMM.A6 DISK_SUMM.B6:DISK_SUMM.D6 DISK_SUMM.A7:DISK_SUMM.A7 DISK_SUMM.B7:DISK_SUMM.D7 DISK_SUMM.A8:DISK_SUMM.A8 DISK_SUMM.B8:DISK_SUMM.D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table:number-columns-repeated="2" office:value-type="float" office:value="8.7">
            <text:p>8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7.4">
            <text:p>17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table:number-columns-repeated="2" office:value-type="float" office:value="19.8">
            <text:p>19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9.6">
            <text:p>39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9.5">
            <text:p>9.5</text:p>
            <draw:frame table:end-cell-address="DISKBSIZE.V32" table:end-x="0.224in" table:end-y="0.002in" draw:z-index="0" draw:name="Chart 1" draw:style-name="gr1" svg:width="14.0339in" svg:height="5.0524in" svg:x="0.0299in" svg:y="0.0039in">
              <draw:object draw:notify-on-update-of-ranges="DISKBSIZE.B1:DISKBSIZE.E1 DISKBSIZE.B6:DISKBSIZE.E6 DISKBSIZE.B7:DISKBSIZE.E7 DISKBSIZE.B8:DISKBSIZE.E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9.5">
            <text:p>9.5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6.91157894736842">
            <text:p>6.9</text:p>
          </table:table-cell>
          <table:table-cell table:style-name="ce11" table:formula="of:=IF([.C6]=0;0;MAX(SUMPRODUCT([.C2:.C4];[.C2:.C4])/SUM([.C2:.C4])-[.C6];0))" office:value-type="float" office:value="6.91157894736842">
            <text:p>6.9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3.38842105263158">
            <text:p>3.4</text:p>
          </table:table-cell>
          <table:table-cell table:style-name="ce11" table:formula="of:=ABS(MAX([.C2:.C4])-[.C6]-[.C7])" office:value-type="float" office:value="3.38842105263158">
            <text:p>3.4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6.4115789473684">
            <text:p>16.4</text:p>
          </table:table-cell>
          <table:table-cell table:style-name="ce11" table:formula="of:=[.C6]+ [.C7]" office:value-type="float" office:value="16.4115789473684">
            <text:p>16.4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224in" table:end-y="0.0169in" draw:z-index="1" draw:name="Chart 2" draw:style-name="gr1" svg:width="14.0339in" svg:height="5.0535in" svg:x="0.0299in" svg:y="0.0181in">
              <draw:object draw:notify-on-update-of-ranges="DISKBSIZE.A2:DISKBSIZE.A4 DISKBSIZE.B1:DISKBSIZE.B1 DISKBSIZE.B2:DISKBSIZE.B4 DISKBSIZE.C1:DISKBSIZE.C1 DISKBSIZE.C2:DISKBSIZE.C4 DISKBSIZE.D1:DISKBSIZE.D1 DISKBSIZE.D2:DISKBSIZE.D4 DISKBSIZE.E1:DISKBSIZE.E1 DISKBSIZE.E2:DISKBSIZE.E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office:value-type="float" office:value="46.4">
            <text:p>46.4</text:p>
          </table:table-cell>
          <table:table-cell office:value-type="float" office:value="46.3">
            <text:p>46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2.7">
            <text:p>92.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table:number-columns-repeated="2" office:value-type="float" office:value="39.8">
            <text:p>39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9.6">
            <text:p>79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28.7333333333333">
            <text:p>28.7</text:p>
            <draw:frame table:end-cell-address="DISKBUSY.V32" table:end-x="0.224in" table:end-y="0.002in" draw:z-index="0" draw:name="Chart 1" draw:style-name="gr1" svg:width="14.0339in" svg:height="5.0524in" svg:x="0.0299in" svg:y="0.0039in">
              <draw:object draw:notify-on-update-of-ranges="DISKBUSY.B1:DISKBUSY.E1 DISKBUSY.B6:DISKBUSY.E6 DISKBUSY.B7:DISKBUSY.E7 DISKBUSY.B8:DISKBUSY.E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28.7">
            <text:p>28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4.6193348801237">
            <text:p>14.6</text:p>
          </table:table-cell>
          <table:table-cell table:style-name="ce11" table:formula="of:=IF([.C6]=0;0;MAX(SUMPRODUCT([.C2:.C4];[.C2:.C4])/SUM([.C2:.C4])-[.C6];0))" office:value-type="float" office:value="14.5953542392567">
            <text:p>14.6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3.04733178654292">
            <text:p>3.0</text:p>
          </table:table-cell>
          <table:table-cell table:style-name="ce11" table:formula="of:=ABS(MAX([.C2:.C4])-[.C6]-[.C7])" office:value-type="float" office:value="3.00464576074332">
            <text:p>3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43.3526682134571">
            <text:p>43.4</text:p>
          </table:table-cell>
          <table:table-cell table:style-name="ce11" table:formula="of:=[.C6]+ [.C7]" office:value-type="float" office:value="43.2953542392567">
            <text:p>43.3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224in" table:end-y="0.0169in" draw:z-index="1" draw:name="Chart 2" draw:style-name="gr1" svg:width="14.0339in" svg:height="5.0535in" svg:x="0.0299in" svg:y="0.0181in">
              <draw:object draw:notify-on-update-of-ranges="DISKBUSY.A2:DISKBUSY.A4 DISKBUSY.B1:DISKBUSY.B1 DISKBUSY.B2:DISKBUSY.B4 DISKBUSY.C1:DISKBUSY.C1 DISKBUSY.C2:DISKBUSY.C4 DISKBUSY.D1:DISKBUSY.D1 DISKBUSY.D2:DISKBUSY.D4 DISKBUSY.E1:DISKBUSY.E1 DISKBUSY.E2:DISKBUSY.E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table:number-columns-repeated="2" office:value-type="float" office:value="12.8">
            <text:p>12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5.6">
            <text:p>25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.26666666666667">
            <text:p>4.3</text:p>
            <draw:frame table:end-cell-address="DISKREAD.V32" table:end-x="0.224in" table:end-y="0.002in" draw:z-index="0" draw:name="Chart 1" draw:style-name="gr1" svg:width="14.0339in" svg:height="5.0524in" svg:x="0.0299in" svg:y="0.0039in">
              <draw:object draw:notify-on-update-of-ranges="DISKREAD.B1:DISKREAD.E1 DISKREAD.B6:DISKREAD.E6 DISKREAD.B7:DISKREAD.E7 DISKREAD.B8:DISKREAD.E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4.26666666666667">
            <text:p>4.3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8.53333333333334">
            <text:p>8.5</text:p>
          </table:table-cell>
          <table:table-cell table:style-name="ce11" table:formula="of:=IF([.C6]=0;0;MAX(SUMPRODUCT([.C2:.C4];[.C2:.C4])/SUM([.C2:.C4])-[.C6];0))" office:value-type="float" office:value="8.53333333333334">
            <text:p>8.5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2.8">
            <text:p>12.8</text:p>
          </table:table-cell>
          <table:table-cell table:style-name="ce11" table:formula="of:=[.C6]+ [.C7]" office:value-type="float" office:value="12.8">
            <text:p>12.8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224in" table:end-y="0.0169in" draw:z-index="1" draw:name="Chart 2" draw:style-name="gr1" svg:width="14.0339in" svg:height="5.0535in" svg:x="0.0299in" svg:y="0.0181in">
              <draw:object draw:notify-on-update-of-ranges="DISKREAD.A2:DISKREAD.A4 DISKREAD.B1:DISKREAD.B1 DISKREAD.B2:DISKREAD.B4 DISKREAD.C1:DISKREAD.C1 DISKREAD.C2:DISKREAD.C4 DISKREAD.D1:DISKREAD.D1 DISKREAD.D2:DISKREAD.D4 DISKREAD.E1:DISKREAD.E1 DISKREAD.E2:DISKREAD.E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table:number-columns-repeated="2" office:value-type="float" office:value="974.4">
            <text:p>974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948.8">
            <text:p>1948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table:number-columns-repeated="2" office:value-type="float" office:value="1785.7">
            <text:p>1785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571.4">
            <text:p>3571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920.033333333333">
            <text:p>920.0</text:p>
            <draw:frame table:end-cell-address="DISKWRITE.V32" table:end-x="0.224in" table:end-y="0.002in" draw:z-index="0" draw:name="Chart 1" draw:style-name="gr1" svg:width="14.0339in" svg:height="5.0524in" svg:x="0.0299in" svg:y="0.0039in">
              <draw:object draw:notify-on-update-of-ranges="DISKWRITE.B1:DISKWRITE.E1 DISKWRITE.B6:DISKWRITE.E6 DISKWRITE.B7:DISKWRITE.E7 DISKWRITE.B8:DISKWRITE.E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920.033333333333">
            <text:p>92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579.252870065094">
            <text:p>579.3</text:p>
          </table:table-cell>
          <table:table-cell table:style-name="ce11" table:formula="of:=IF([.C6]=0;0;MAX(SUMPRODUCT([.C2:.C4];[.C2:.C4])/SUM([.C2:.C4])-[.C6];0))" office:value-type="float" office:value="579.252870065094">
            <text:p>579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286.413796601572">
            <text:p>286.4</text:p>
          </table:table-cell>
          <table:table-cell table:style-name="ce11" table:formula="of:=ABS(MAX([.C2:.C4])-[.C6]-[.C7])" office:value-type="float" office:value="286.413796601572">
            <text:p>286.4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499.28620339843">
            <text:p>1499.3</text:p>
          </table:table-cell>
          <table:table-cell table:style-name="ce11" table:formula="of:=[.C6]+ [.C7]" office:value-type="float" office:value="1499.28620339843">
            <text:p>1499.3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224in" table:end-y="0.0169in" draw:z-index="1" draw:name="Chart 2" draw:style-name="gr1" svg:width="14.0339in" svg:height="5.0535in" svg:x="0.0299in" svg:y="0.0181in">
              <draw:object draw:notify-on-update-of-ranges="DISKWRITE.A2:DISKWRITE.A4 DISKWRITE.B1:DISKWRITE.B1 DISKWRITE.B2:DISKWRITE.B4 DISKWRITE.C1:DISKWRITE.C1 DISKWRITE.C2:DISKWRITE.C4 DISKWRITE.D1:DISKWRITE.D1 DISKWRITE.D2:DISKWRITE.D4 DISKWRITE.E1:DISKWRITE.E1 DISKWRITE.E2:DISKWRITE.E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table:number-columns-repeated="2" office:value-type="float" office:value="112.5">
            <text:p>112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25">
            <text:p>22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table:number-columns-repeated="2" office:value-type="float" office:value="90.9">
            <text:p>90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81.8">
            <text:p>181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67.8">
            <text:p>67.8</text:p>
            <draw:frame table:end-cell-address="DISKXFER.V32" table:end-x="0.224in" table:end-y="0.002in" draw:z-index="0" draw:name="Chart 1" draw:style-name="gr1" svg:width="14.0339in" svg:height="5.0524in" svg:x="0.0299in" svg:y="0.0039in">
              <draw:object draw:notify-on-update-of-ranges="DISKXFER.B1:DISKXFER.E1 DISKXFER.B6:DISKXFER.E6 DISKXFER.B7:DISKXFER.E7 DISKXFER.B8:DISKXFER.E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67.8">
            <text:p>67.8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5.0469026548673">
            <text:p>35.0</text:p>
          </table:table-cell>
          <table:table-cell table:style-name="ce11" table:formula="of:=IF([.C6]=0;0;MAX(SUMPRODUCT([.C2:.C4];[.C2:.C4])/SUM([.C2:.C4])-[.C6];0))" office:value-type="float" office:value="35.0469026548673">
            <text:p>35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9.65309734513274">
            <text:p>9.7</text:p>
          </table:table-cell>
          <table:table-cell table:style-name="ce11" table:formula="of:=ABS(MAX([.C2:.C4])-[.C6]-[.C7])" office:value-type="float" office:value="9.65309734513274">
            <text:p>9.7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02.846902654867">
            <text:p>102.8</text:p>
          </table:table-cell>
          <table:table-cell table:style-name="ce11" table:formula="of:=[.C6]+ [.C7]" office:value-type="float" office:value="102.846902654867">
            <text:p>102.8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224in" table:end-y="0.0169in" draw:z-index="1" draw:name="Chart 2" draw:style-name="gr1" svg:width="14.0339in" svg:height="5.0535in" svg:x="0.0299in" svg:y="0.0181in">
              <draw:object draw:notify-on-update-of-ranges="DISKXFER.A2:DISKXFER.A4 DISKXFER.B1:DISKXFER.B1 DISKXFER.B2:DISKXFER.B4 DISKXFER.C1:DISKXFER.C1 DISKXFER.C2:DISKXFER.C4 DISKXFER.D1:DISKXFER.D1 DISKXFER.D2:DISKXFER.D4 DISKXFER.E1:DISKXFER.E1 DISKXFER.E2:DISKXFER.E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office:value-type="float" office:value="41.1">
            <text:p>41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office:value-type="float" office:value="41.3">
            <text:p>41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office:value-type="float" office:value="41.4">
            <text:p>41.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1.2666666666667">
            <text:p>41.3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draw:notify-on-update-of-ranges="JFSFILE.B1:JFSFILE.F1 JFSFILE.A6:JFSFILE.A6 JFSFILE.B6:JFSFILE.F6 JFSFILE.A7:JFSFILE.A7 JFSFILE.B7:JFSFILE.F7 JFSFILE.A8:JFSFILE.A8 JFSFILE.B8:JFSFILE.F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0376952073246173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132956381260094">
            <text:p>0.1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67.8">
            <text:p>167.8</text:p>
          </table:table-cell>
          <table:table-cell office:value-type="float" office:value="1.6">
            <text:p>1.6</text:p>
          </table:table-cell>
          <table:table-cell office:value-type="float" office:value="166.2">
            <text:p>166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090.4">
            <text:p>1090.4</text:p>
          </table:table-cell>
          <table:table-cell office:value-type="float" office:value="1369.8">
            <text:p>1369.8</text:p>
          </table:table-cell>
          <table:table-cell office:value-type="float" office:value="-1">
            <text:p>-1</text:p>
          </table:table-cell>
          <table:table-cell office:value-type="float" office:value="172.5">
            <text:p>172.5</text:p>
          </table:table-cell>
          <table:table-cell office:value-type="float" office:value="0">
            <text:p>0</text:p>
          </table:table-cell>
          <table:table-cell office:value-type="float" office:value="409.7">
            <text:p>409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58">
            <text:p>158</text:p>
          </table:table-cell>
          <table:table-cell office:value-type="float" office:value="1.6">
            <text:p>1.6</text:p>
          </table:table-cell>
          <table:table-cell office:value-type="float" office:value="156.4">
            <text:p>156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02.3">
            <text:p>1102.3</text:p>
          </table:table-cell>
          <table:table-cell office:value-type="float" office:value="1370.2">
            <text:p>1370.2</text:p>
          </table:table-cell>
          <table:table-cell office:value-type="float" office:value="-1">
            <text:p>-1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419.5">
            <text:p>419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83">
            <text:p>83</text:p>
          </table:table-cell>
          <table:table-cell office:value-type="float" office:value="1.6">
            <text:p>1.6</text:p>
          </table:table-cell>
          <table:table-cell office:value-type="float" office:value="81.3">
            <text:p>81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13.8">
            <text:p>1113.8</text:p>
          </table:table-cell>
          <table:table-cell office:value-type="float" office:value="1437.2">
            <text:p>1437.2</text:p>
          </table:table-cell>
          <table:table-cell office:value-type="float" office:value="-1">
            <text:p>-1</text:p>
          </table:table-cell>
          <table:table-cell office:value-type="float" office:value="171.1">
            <text:p>171.1</text:p>
          </table:table-cell>
          <table:table-cell office:value-type="float" office:value="0">
            <text:p>0</text:p>
          </table:table-cell>
          <table:table-cell office:value-type="float" office:value="427.4">
            <text:p>427.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draw:notify-on-update-of-ranges="MEM.A2:MEM.A4 MEM.F1:MEM.F1 MEM.F2:MEM.F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draw:notify-on-update-of-ranges="MEM.A2:MEM.A4 MEM.B1:MEM.B1 MEM.B2:MEM.B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office:value-type="float" office:value="0">
            <text:p>0</text:p>
          </table:table-cell>
          <table:table-cell office:value-type="float" office:value="232.1">
            <text:p>232.1</text:p>
          </table:table-cell>
          <table:table-cell office:value-type="float" office:value="0">
            <text:p>0</text:p>
          </table:table-cell>
          <table:table-cell office:value-type="float" office:value="569.2">
            <text:p>569.2</text:p>
          </table:table-cell>
          <table:table-cell office:value-type="float" office:value="0">
            <text:p>0</text:p>
          </table:table-cell>
          <table:table-cell office:value-type="float" office:value="801.3">
            <text:p>801.3</text:p>
          </table:table-cell>
          <table:table-cell office:value-type="float" office:value="232.1">
            <text:p>232.1</text:p>
          </table:table-cell>
          <table:table-cell office:value-type="float" office:value="-569.2">
            <text:p>-569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office:value-type="float" office:value="0">
            <text:p>0</text:p>
          </table:table-cell>
          <table:table-cell office:value-type="float" office:value="65.6">
            <text:p>65.6</text:p>
          </table:table-cell>
          <table:table-cell office:value-type="float" office:value="0">
            <text:p>0</text:p>
          </table:table-cell>
          <table:table-cell office:value-type="float" office:value="1929.4">
            <text:p>1929.4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65.6">
            <text:p>65.6</text:p>
          </table:table-cell>
          <table:table-cell office:value-type="float" office:value="-1929.4">
            <text:p>-1929.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draw:notify-on-update-of-ranges="NET.A2:NET.A4 NET.I1:NET.I1 NET.I2:NET.I4 NET.H1:NET.H1 NET.H2:NET.H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99.6666666666667">
            <text:p>99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832.933333333333">
            <text:p>832.9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94.9000891861762">
            <text:p>94.9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786.473197801611">
            <text:p>786.5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37.5332441471572">
            <text:p>37.5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309.993468865055">
            <text:p>310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draw:notify-on-update-of-ranges="NET.B1:NET.E1 NET.A6:NET.A6 NET.B6:NET.E6 NET.A7:NET.A7 NET.B7:NET.E7 NET.A8:NET.A8 NET.B8:NET.E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draw:notify-on-update-of-ranges="NET.A2:NET.A4 NET.B1:NET.B1 NET.B2:NET.B4 NET.C1:NET.C1 NET.C2:NET.C4 NET.D1:NET.D1 NET.D2:NET.D4 NET.E1:NET.E1 NET.E2:NET.E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office:value-type="float" office:value="0">
            <text:p>0</text:p>
          </table:table-cell>
          <table:table-cell office:value-type="float" office:value="714.3">
            <text:p>714.3</text:p>
          </table:table-cell>
          <table:table-cell office:value-type="float" office:value="0">
            <text:p>0</text:p>
          </table:table-cell>
          <table:table-cell office:value-type="float" office:value="870.8">
            <text:p>870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office:value-type="float" office:value="0">
            <text:p>0</text:p>
          </table:table-cell>
          <table:table-cell office:value-type="float" office:value="708.4">
            <text:p>708.4</text:p>
          </table:table-cell>
          <table:table-cell office:value-type="float" office:value="0">
            <text:p>0</text:p>
          </table:table-cell>
          <table:table-cell office:value-type="float" office:value="1455">
            <text:p>14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draw:notify-on-update-of-ranges="NETPACKET.B1:NETPACKET.E1 NETPACKET.A6:NETPACKET.A6 NETPACKET.B6:NETPACKET.E6 NETPACKET.A7:NETPACKET.A7 NETPACKET.B7:NETPACKET.E7 NETPACKET.A8:NETPACKET.A8 NETPACKET.B8:NETPACKET.E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480.6">
            <text:p>480.6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775.566666666667">
            <text:p>775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221.591607712582">
            <text:p>221.6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460.225850632512">
            <text:p>460.2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2.1083922874184">
            <text:p>12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219.207482700821">
            <text:p>219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draw:notify-on-update-of-ranges="NETPACKET.A2:NETPACKET.A4 NETPACKET.B1:NETPACKET.B1 NETPACKET.B2:NETPACKET.B4 NETPACKET.C1:NETPACKET.C1 NETPACKET.C2:NETPACKET.C4 NETPACKET.D1:NETPACKET.D1 NETPACKET.D2:NETPACKET.D4 NETPACKET.E1:NETPACKET.E1 NETPACKET.E2:NETPACKET.E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235.6">
            <text:p>2235.6</text:p>
          </table:table-cell>
          <table:table-cell table:number-columns-repeated="3" office:value-type="float" office:value="-1">
            <text:p>-1</text:p>
          </table:table-cell>
          <table:table-cell office:value-type="float" office:value="0.3">
            <text:p>0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832.4">
            <text:p>1832.4</text:p>
          </table:table-cell>
          <table:table-cell table:number-columns-repeated="3" office:value-type="float" office:value="-1">
            <text:p>-1</text:p>
          </table:table-cell>
          <table:table-cell office:value-type="float" office:value="0.6">
            <text:p>0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draw:notify-on-update-of-ranges="PROC.A2:PROC.A4 PROC.B1:PROC.B1 PROC.B2:PROC.B4 PROC.C1:PROC.C1 PROC.C2:PROC.C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draw:notify-on-update-of-ranges="PROC.A2:PROC.A4 PROC.D2:PROC.D4 PROC.E2:PROC.E4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draw:notify-on-update-of-ranges="PROC.A2:PROC.A4 PROC.H2:PROC.H4 PROC.I2:PROC.I4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table:number-columns-repeated="3" office:value-type="float" office:value="-1">
            <text:p>-1</text:p>
          </table:table-cell>
          <table:table-cell office:value-type="float" office:value="855">
            <text:p>855</text:p>
          </table:table-cell>
          <table:table-cell table:number-columns-repeated="13" office:value-type="float" office:value="-1">
            <text:p>-1</text:p>
          </table:table-cell>
          <table:table-cell office:value-type="float" office:value="4803">
            <text:p>4803</text:p>
          </table:table-cell>
          <table:table-cell office:value-type="float" office:value="-1">
            <text:p>-1</text:p>
          </table:table-cell>
          <table:table-cell office:value-type="float" office:value="1147">
            <text:p>1147</text:p>
          </table:table-cell>
          <table:table-cell office:value-type="float" office:value="435">
            <text:p>435</text:p>
          </table:table-cell>
          <table:table-cell office:value-type="float" office:value="-1">
            <text:p>-1</text:p>
          </table:table-cell>
          <table:table-cell office:value-type="float" office:value="323307">
            <text:p>323307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1">
            <text:p>81</text:p>
          </table:table-cell>
          <table:table-cell table:number-columns-repeated="2"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table:number-columns-repeated="3" office:value-type="float" office:value="-1">
            <text:p>-1</text:p>
          </table:table-cell>
          <table:table-cell office:value-type="float" office:value="371">
            <text:p>37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">
            <text:p>0</text:p>
          </table:table-cell>
          <table:table-cell office:value-type="float" office:value="-323308">
            <text:p>-323308</text:p>
          </table:table-cell>
          <table:table-cell table:number-columns-repeated="9" office:value-type="float" office:value="0">
            <text:p>0</text:p>
          </table:table-cell>
          <table:table-cell office:value-type="float" office:value="-79">
            <text:p>-79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table:number-columns-repeated="3" office:value-type="float" office:value="-1">
            <text:p>-1</text:p>
          </table:table-cell>
          <table:table-cell office:value-type="float" office:value="365">
            <text:p>365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9603">
            <text:p>19603</text:p>
          </table:table-cell>
          <table:table-cell office:value-type="float" office:value="0">
            <text:p>0</text:p>
          </table:table-cell>
          <table:table-cell office:value-type="float" office:value="7144">
            <text:p>7144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draw:notify-on-update-of-ranges="VM.A2:VM.A4 VM.H1:VM.H1 VM.H2:VM.H4 VM.I1:VM.I1 VM.I2:VM.I4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draw:notify-on-update-of-ranges="VM.A2:VM.A4 VM.J1:VM.J1 VM.J2:VM.J4 VM.K1:VM.K1 VM.K2:VM.K4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0H46M37S">
            <text:p>10:46:37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8H46M37S">
            <text:p>10:46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0H47M07S">
            <text:p>10:47:07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8H47M07S">
            <text:p>10:47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0H47M37S">
            <text:p>10:47:37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8H47M37S">
            <text:p>10:47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office:value-type="float" office:value="13.8">
            <text:p>13.8</text:p>
          </table:table-cell>
          <table:table-cell office:value-type="float" office:value="3.9">
            <text:p>3.9</text:p>
          </table:table-cell>
          <table:table-cell office:value-type="float" office:value="2">
            <text:p>2</text:p>
          </table:table-cell>
          <table:table-cell office:value-type="float" office:value="80.3">
            <text:p>80.3</text:p>
          </table:table-cell>
          <table:table-cell office:value-type="float" office:value="17.7">
            <text:p>17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office:value-type="float" office:value="48.5">
            <text:p>48.5</text:p>
          </table:table-cell>
          <table:table-cell office:value-type="float" office:value="5.2">
            <text:p>5.2</text:p>
          </table:table-cell>
          <table:table-cell office:value-type="float" office:value="1.6">
            <text:p>1.6</text:p>
          </table:table-cell>
          <table:table-cell office:value-type="float" office:value="44.7">
            <text:p>44.7</text:p>
          </table:table-cell>
          <table:table-cell office:value-type="float" office:value="53.7">
            <text:p>53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0.9333333333333">
            <text:p>20.93</text:p>
            <draw:frame table:end-cell-address="CPU01.U32" table:end-x="0.474in" table:end-y="0.002in" draw:z-index="0" draw:name="Chart 1" draw:style-name="gr1" svg:width="14.0496in" svg:height="5.0524in" svg:x="0.0299in" svg:y="0.0039in">
              <draw:object draw:notify-on-update-of-ranges="CPU01.A2:CPU01.A4 CPU01.B1:CPU01.B1 CPU01.B2:CPU01.B4 CPU01.C1:CPU01.C1 CPU01.C2:CPU01.C4 CPU01.D1:CPU01.D1 CPU01.D2:CPU01.D4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1">
            <text:p>3.1</text:p>
          </table:table-cell>
          <table:table-cell office:value-type="float" office:value="1.2">
            <text:p>1.2</text:p>
          </table:table-cell>
          <table:table-cell office:value-type="float" office:value="74.7333333333333">
            <text:p>74.73</text:p>
          </table:table-cell>
          <table:table-cell office:value-type="float" office:value="24.0333333333333">
            <text:p>24.0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office:value-type="float" office:value="15.6">
            <text:p>15.6</text:p>
          </table:table-cell>
          <table:table-cell office:value-type="float" office:value="3.7">
            <text:p>3.7</text:p>
          </table:table-cell>
          <table:table-cell office:value-type="float" office:value="3.8">
            <text:p>3.8</text:p>
          </table:table-cell>
          <table:table-cell office:value-type="float" office:value="77">
            <text:p>77</text:p>
          </table:table-cell>
          <table:table-cell office:value-type="float" office:value="19.3">
            <text:p>19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office:value-type="float" office:value="51.3">
            <text:p>51.3</text:p>
          </table:table-cell>
          <table:table-cell office:value-type="float" office:value="5.5">
            <text:p>5.5</text:p>
          </table:table-cell>
          <table:table-cell office:value-type="float" office:value="2.1">
            <text:p>2.1</text:p>
          </table:table-cell>
          <table:table-cell office:value-type="float" office:value="41.1">
            <text:p>41.1</text:p>
          </table:table-cell>
          <table:table-cell office:value-type="float" office:value="56.8">
            <text:p>56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2.4333333333333">
            <text:p>22.43</text:p>
            <draw:frame table:end-cell-address="CPU02.U32" table:end-x="0.474in" table:end-y="0.002in" draw:z-index="0" draw:name="Chart 1" draw:style-name="gr1" svg:width="14.0496in" svg:height="5.0524in" svg:x="0.0299in" svg:y="0.0039in">
              <draw:object draw:notify-on-update-of-ranges="CPU02.A2:CPU02.A4 CPU02.B1:CPU02.B1 CPU02.B2:CPU02.B4 CPU02.C1:CPU02.C1 CPU02.C2:CPU02.C4 CPU02.D1:CPU02.D1 CPU02.D2:CPU02.D4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13333333333333">
            <text:p>3.13</text:p>
          </table:table-cell>
          <table:table-cell office:value-type="float" office:value="1.96666666666667">
            <text:p>1.97</text:p>
          </table:table-cell>
          <table:table-cell office:value-type="float" office:value="72.5">
            <text:p>72.5</text:p>
          </table:table-cell>
          <table:table-cell office:value-type="float" office:value="25.5666666666667">
            <text:p>25.5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office:value-type="float" office:value="15">
            <text:p>15</text:p>
          </table:table-cell>
          <table:table-cell office:value-type="float" office:value="3.3">
            <text:p>3.3</text:p>
          </table:table-cell>
          <table:table-cell office:value-type="float" office:value="3.8">
            <text:p>3.8</text:p>
          </table:table-cell>
          <table:table-cell office:value-type="float" office:value="77.8">
            <text:p>77.8</text:p>
          </table:table-cell>
          <table:table-cell office:value-type="float" office:value="18.3">
            <text:p>18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office:value-type="float" office:value="50.1">
            <text:p>50.1</text:p>
          </table:table-cell>
          <table:table-cell office:value-type="float" office:value="6.5">
            <text:p>6.5</text:p>
          </table:table-cell>
          <table:table-cell office:value-type="float" office:value="2.4">
            <text:p>2.4</text:p>
          </table:table-cell>
          <table:table-cell office:value-type="float" office:value="40.9">
            <text:p>40.9</text:p>
          </table:table-cell>
          <table:table-cell office:value-type="float" office:value="56.6">
            <text:p>56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1.8333333333333">
            <text:p>21.83</text:p>
            <draw:frame table:end-cell-address="CPU03.U32" table:end-x="0.474in" table:end-y="0.002in" draw:z-index="0" draw:name="Chart 1" draw:style-name="gr1" svg:width="14.0496in" svg:height="5.0524in" svg:x="0.0299in" svg:y="0.0039in">
              <draw:object draw:notify-on-update-of-ranges="CPU03.A2:CPU03.A4 CPU03.B1:CPU03.B1 CPU03.B2:CPU03.B4 CPU03.C1:CPU03.C1 CPU03.C2:CPU03.C4 CPU03.D1:CPU03.D1 CPU03.D2:CPU03.D4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33333333333333">
            <text:p>3.33</text:p>
          </table:table-cell>
          <table:table-cell office:value-type="float" office:value="2.06666666666667">
            <text:p>2.07</text:p>
          </table:table-cell>
          <table:table-cell office:value-type="float" office:value="72.7">
            <text:p>72.7</text:p>
          </table:table-cell>
          <table:table-cell office:value-type="float" office:value="25.1666666666667">
            <text:p>25.1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6M37S">
            <text:p>10:46:37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7M07S">
            <text:p>10:47:07</text:p>
          </table:table-cell>
          <table:table-cell office:value-type="float" office:value="15.3">
            <text:p>15.3</text:p>
          </table:table-cell>
          <table:table-cell office:value-type="float" office:value="4.7">
            <text:p>4.7</text:p>
          </table:table-cell>
          <table:table-cell office:value-type="float" office:value="22.8">
            <text:p>22.8</text:p>
          </table:table-cell>
          <table:table-cell office:value-type="float" office:value="57.3">
            <text:p>57.3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7M37S">
            <text:p>10:47:37</text:p>
          </table:table-cell>
          <table:table-cell office:value-type="float" office:value="47.6">
            <text:p>47.6</text:p>
          </table:table-cell>
          <table:table-cell office:value-type="float" office:value="7.3">
            <text:p>7.3</text:p>
          </table:table-cell>
          <table:table-cell office:value-type="float" office:value="23.4">
            <text:p>23.4</text:p>
          </table:table-cell>
          <table:table-cell office:value-type="float" office:value="21.7">
            <text:p>21.7</text:p>
          </table:table-cell>
          <table:table-cell office:value-type="float" office:value="54.9">
            <text:p>54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1.1">
            <text:p>21.1</text:p>
            <draw:frame table:end-cell-address="CPU04.U32" table:end-x="0.474in" table:end-y="0.002in" draw:z-index="0" draw:name="Chart 1" draw:style-name="gr1" svg:width="14.0496in" svg:height="5.0524in" svg:x="0.0299in" svg:y="0.0039in">
              <draw:object draw:notify-on-update-of-ranges="CPU04.A2:CPU04.A4 CPU04.B1:CPU04.B1 CPU04.B2:CPU04.B4 CPU04.C1:CPU04.C1 CPU04.C2:CPU04.C4 CPU04.D1:CPU04.D1 CPU04.D2:CPU04.D4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06666666666667">
            <text:p>4.07</text:p>
          </table:table-cell>
          <table:table-cell office:value-type="float" office:value="15.4333333333333">
            <text:p>15.43</text:p>
          </table:table-cell>
          <table:table-cell office:value-type="float" office:value="59.4333333333333">
            <text:p>59.43</text:p>
          </table:table-cell>
          <table:table-cell office:value-type="float" office:value="25.1666666666667">
            <text:p>25.1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3:0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458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0/21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0:46:37</text:p>
              </table:table-cell>
              <table:table-cell office:value-type="float" office:value="2.1">
                <text:p text:id="CPU_ALL.F2:CPU_ALL.F4">2.1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18.8">
                <text:p>18.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55.7">
                <text:p>55.7</text:p>
              </table:table-cell>
              <table:table-cell office:value-type="float" office:value="181.8">
                <text:p>18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1.089cm" svg:y="0.256cm" chart:style-name="ch2">
          <text:p>Disk %Busy JMeter_Test_390_Threads  10/21/2011</text:p>
        </chart:title>
        <chart:legend chart:legend-position="end" svg:x="33.409cm" svg:y="5.365cm" chart:style-name="ch3"/>
        <chart:plot-area chart:style-name="ch4" table:cell-range-address="DISKBUSY.A1:DISKBUSY.E4" chart:data-source-has-labels="both" svg:x="0.712cm" svg:y="1.281cm" svg:width="31.986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0:46:37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46.4">
                <text:p>46.4</text:p>
              </table:table-cell>
              <table:table-cell office:value-type="float" office:value="46.3">
                <text:p>4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39.8">
                <text:p>39.8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6cm" svg:y="0.256cm" chart:style-name="ch2">
          <text:p>Disk Read KB/s JMeter_Test_390_Threads  10/21/2011</text:p>
        </chart:title>
        <chart:legend chart:legend-position="end" svg:x="33.25cm" svg:y="5.598cm" chart:style-name="ch3"/>
        <chart:plot-area chart:style-name="ch4" table:cell-range-address="DISKREAD.B1:DISKREAD.E1 DISKREAD.B6:DISKREAD.E8" chart:data-source-has-labels="row" svg:x="0.712cm" svg:y="1.281cm" svg:width="31.827cm" svg:height="11.041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E6" chart:class="chart:bar">
            <chart:data-point chart:repeated="4"/>
          </chart:series>
          <chart:series chart:style-name="ch9" chart:values-cell-range-address="DISKREAD.B7:DISKREAD.E7" chart:class="chart:bar">
            <chart:data-point chart:repeated="4"/>
          </chart:series>
          <chart:series chart:style-name="ch10" chart:values-cell-range-address="DISKREAD.B8:DISKREAD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4.26666666666667">
                <text:p text:id="DISKREAD.B6:DISKREAD.E6">4.26666666666667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8.53333333333334">
                <text:p text:id="DISKREAD.B7:DISKREAD.E7">8.53333333333334</text:p>
              </table:table-cell>
              <table:table-cell office:value-type="float" office:value="8.53333333333334">
                <text:p>8.53333333333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6cm" svg:y="0.256cm" chart:style-name="ch2">
          <text:p>Disk Read KB/s JMeter_Test_390_Threads  10/21/2011</text:p>
        </chart:title>
        <chart:legend chart:legend-position="end" svg:x="33.409cm" svg:y="5.365cm" chart:style-name="ch3"/>
        <chart:plot-area chart:style-name="ch4" table:cell-range-address="DISKREAD.A1:DISKREAD.E4" chart:data-source-has-labels="both" svg:x="0.712cm" svg:y="1.281cm" svg:width="31.986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0:46:37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12.8">
                <text:p>12.8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52cm" svg:y="0.256cm" chart:style-name="ch2">
          <text:p>Disk Write KB/s JMeter_Test_390_Threads  10/21/2011</text:p>
        </chart:title>
        <chart:legend chart:legend-position="end" svg:x="33.25cm" svg:y="5.598cm" chart:style-name="ch3"/>
        <chart:plot-area chart:style-name="ch4" table:cell-range-address="DISKWRITE.B1:DISKWRITE.E1 DISKWRITE.B6:DISKWRITE.E8" chart:data-source-has-labels="row" svg:x="0.712cm" svg:y="1.281cm" svg:width="31.827cm" svg:height="11.041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E6" chart:class="chart:bar">
            <chart:data-point chart:repeated="4"/>
          </chart:series>
          <chart:series chart:style-name="ch9" chart:values-cell-range-address="DISKWRITE.B7:DISKWRITE.E7" chart:class="chart:bar">
            <chart:data-point chart:repeated="4"/>
          </chart:series>
          <chart:series chart:style-name="ch10" chart:values-cell-range-address="DISKWRITE.B8:DISKWRIT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920.033333333333">
                <text:p text:id="DISKWRITE.B6:DISKWRITE.E6">920.033333333333</text:p>
              </table:table-cell>
              <table:table-cell office:value-type="float" office:value="920.033333333333">
                <text:p>920.0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579.252870065094">
                <text:p text:id="DISKWRITE.B7:DISKWRITE.E7">579.252870065094</text:p>
              </table:table-cell>
              <table:table-cell office:value-type="float" office:value="579.252870065094">
                <text:p>579.252870065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86.413796601572">
                <text:p text:id="DISKWRITE.B8:DISKWRITE.E8">286.413796601572</text:p>
              </table:table-cell>
              <table:table-cell office:value-type="float" office:value="286.413796601572">
                <text:p>286.413796601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52cm" svg:y="0.256cm" chart:style-name="ch2">
          <text:p>Disk Write KB/s JMeter_Test_390_Threads  10/21/2011</text:p>
        </chart:title>
        <chart:legend chart:legend-position="end" svg:x="33.409cm" svg:y="5.365cm" chart:style-name="ch3"/>
        <chart:plot-area chart:style-name="ch4" table:cell-range-address="DISKWRITE.A1:DISKWRITE.E4" chart:data-source-has-labels="both" svg:x="0.712cm" svg:y="1.281cm" svg:width="31.986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0:46:37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974.4">
                <text:p>974.4</text:p>
              </table:table-cell>
              <table:table-cell office:value-type="float" office:value="974.4">
                <text:p>97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1785.7">
                <text:p>1785.7</text:p>
              </table:table-cell>
              <table:table-cell office:value-type="float" office:value="1785.7">
                <text:p>178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224cm" svg:y="0.256cm" chart:style-name="ch2">
          <text:p>Disk transfers per second JMeter_Test_390_Threads  10/21/2011</text:p>
        </chart:title>
        <chart:legend chart:legend-position="end" svg:x="33.25cm" svg:y="5.598cm" chart:style-name="ch3"/>
        <chart:plot-area chart:style-name="ch4" table:cell-range-address="DISKXFER.B1:DISKXFER.E1 DISKXFER.B6:DISKXFER.E8" chart:data-source-has-labels="row" svg:x="0.712cm" svg:y="1.281cm" svg:width="31.827cm" svg:height="11.041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E6" chart:class="chart:bar">
            <chart:data-point chart:repeated="4"/>
          </chart:series>
          <chart:series chart:style-name="ch9" chart:values-cell-range-address="DISKXFER.B7:DISKXFER.E7" chart:class="chart:bar">
            <chart:data-point chart:repeated="4"/>
          </chart:series>
          <chart:series chart:style-name="ch10" chart:values-cell-range-address="DISKXFER.B8:DISKXFER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67.8">
                <text:p text:id="DISKXFER.B6:DISKXFER.E6">67.8</text:p>
              </table:table-cell>
              <table:table-cell office:value-type="float" office:value="67.8">
                <text:p>6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5.0469026548673">
                <text:p text:id="DISKXFER.B7:DISKXFER.E7">35.0469026548673</text:p>
              </table:table-cell>
              <table:table-cell office:value-type="float" office:value="35.0469026548673">
                <text:p>35.0469026548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9.65309734513274">
                <text:p text:id="DISKXFER.B8:DISKXFER.E8">9.65309734513274</text:p>
              </table:table-cell>
              <table:table-cell office:value-type="float" office:value="9.65309734513274">
                <text:p>9.65309734513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224cm" svg:y="0.256cm" chart:style-name="ch2">
          <text:p>Disk transfers per second JMeter_Test_390_Threads  10/21/2011</text:p>
        </chart:title>
        <chart:legend chart:legend-position="end" svg:x="33.409cm" svg:y="5.365cm" chart:style-name="ch3"/>
        <chart:plot-area chart:style-name="ch4" table:cell-range-address="DISKXFER.A1:DISKXFER.E4" chart:data-source-has-labels="both" svg:x="0.712cm" svg:y="1.281cm" svg:width="31.986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0:46:37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112.5">
                <text:p>112.5</text:p>
              </table:table-cell>
              <table:table-cell office:value-type="float" office:value="112.5">
                <text:p>11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90.9">
                <text:p>90.9</text:p>
              </table:table-cell>
              <table:table-cell office:value-type="float" office:value="90.9">
                <text:p>9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638cm" svg:y="0.256cm" chart:style-name="ch2">
          <text:p>JFS Filespace %Used ubuntuServer  10/21/2011</text:p>
        </chart:title>
        <chart:legend chart:legend-position="end" svg:x="33.262cm" svg:y="5.598cm" chart:style-name="ch3"/>
        <chart:plot-area chart:style-name="ch4" table:cell-range-address="JFSFILE.B1:JFSFILE.F1 JFSFILE.A6:JFSFILE.F8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F6" chart:label-cell-address="JFSFILE.A6:JFSFILE.A6" chart:class="chart:bar">
            <chart:data-point chart:repeated="5"/>
          </chart:series>
          <chart:series chart:style-name="ch9" chart:values-cell-range-address="JFSFILE.B7:JFSFILE.F7" chart:label-cell-address="JFSFILE.A7:JFSFILE.A7" chart:class="chart:bar">
            <chart:data-point chart:repeated="5"/>
          </chart:series>
          <chart:series chart:style-name="ch10" chart:values-cell-range-address="JFSFILE.B8:JFSFILE.F8" chart:label-cell-address="JFSFILE.A8:JFSFILE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1.2666666666667">
                <text:p text:id="JFSFILE.B6:JFSFILE.F6">41.2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0376952073246173">
                <text:p text:id="JFSFILE.B7:JFSFILE.F7">0.000376952073246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132956381260094">
                <text:p text:id="JFSFILE.B8:JFSFILE.F8">0.132956381260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815cm" svg:y="0.256cm" chart:style-name="ch2">
          <text:p>Memory MB JMeter_Test_390_Threads  10/21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0:46:37</text:p>
              </table:table-cell>
              <table:table-cell office:value-type="float" office:value="167.8">
                <text:p text:id="MEM.F2:MEM.F4">167.8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0:46:37</text:p>
              </table:table-cell>
              <table:table-cell office:value-type="float" office:value="2008.2">
                <text:p text:id="MEM.B2:MEM.B4">2008.2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308cm" svg:y="0.256cm" chart:style-name="ch2">
          <text:p>CPU Total JMeter_Test_390_Threads  10/21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0:46:37</text:p>
              </table:table-cell>
              <table:table-cell office:value-type="float" office:value="1.6">
                <text:p text:id="CPU_ALL.B2:CPU_ALL.B4">1.6</text:p>
              </table:table-cell>
              <table:table-cell office:value-type="float" office:value="0.5">
                <text:p text:id="CPU_ALL.C2:CPU_ALL.C4">0.5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14.9">
                <text:p>14.9</text:p>
              </table:table-cell>
              <table:table-cell office:value-type="float" office:value="3.9">
                <text:p>3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49.5">
                <text:p>49.5</text:p>
              </table:table-cell>
              <table:table-cell office:value-type="float" office:value="6.2">
                <text:p>6.2</text:p>
              </table:table-cell>
              <table:table-cell office:value-type="float" office:value="7.6">
                <text:p>7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9.998cm" svg:y="0.256cm" chart:style-name="ch2">
          <text:p>Network I/O JMeter_Test_390_Threads (KB/s) - 10/21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0:46:37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1.3">
                <text:p text:id="NET.H2:NET.H4">1.3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-569.2">
                <text:p>-569.2</text:p>
              </table:table-cell>
              <table:table-cell office:value-type="float" office:value="232.1">
                <text:p>232.1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-1929.4">
                <text:p>-1929.4</text:p>
              </table:table-cell>
              <table:table-cell office:value-type="float" office:value="65.6">
                <text:p>65.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09cm" svg:y="0.256cm" chart:style-name="ch2">
          <text:p>Network I/O JMeter_Test_390_Threads (KB/s)  10/21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0">
                <text:p>0</text:p>
              </table:table-cell>
              <table:table-cell office:value-type="float" office:value="832.933333333333">
                <text:p>832.933333333333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94.9000891861762">
                <text:p>94.9000891861762</text:p>
              </table:table-cell>
              <table:table-cell office:value-type="float" office:value="0">
                <text:p>0</text:p>
              </table:table-cell>
              <table:table-cell office:value-type="float" office:value="786.473197801611">
                <text:p>786.473197801611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37.5332441471572">
                <text:p>37.5332441471572</text:p>
              </table:table-cell>
              <table:table-cell office:value-type="float" office:value="0">
                <text:p>0</text:p>
              </table:table-cell>
              <table:table-cell office:value-type="float" office:value="309.993468865055">
                <text:p>309.99346886505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09cm" svg:y="0.256cm" chart:style-name="ch2">
          <text:p>Network I/O JMeter_Test_390_Threads (KB/s)  10/21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0:46:37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1.3">
                <text:p text:id="NET.C2:NET.C4">1.3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0">
                <text:p>0</text:p>
              </table:table-cell>
              <table:table-cell office:value-type="float" office:value="232.1">
                <text:p>232.1</text:p>
              </table:table-cell>
              <table:table-cell office:value-type="float" office:value="0">
                <text:p>0</text:p>
              </table:table-cell>
              <table:table-cell office:value-type="float" office:value="569.2">
                <text:p>569.2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0">
                <text:p>0</text:p>
              </table:table-cell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  <table:table-cell office:value-type="float" office:value="1929.4">
                <text:p>1929.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355cm" svg:y="0.256cm" chart:style-name="ch2">
          <text:p>Network Packets JMeter_Test_390_Threads  10/21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480.6">
                <text:p>480.6</text:p>
              </table:table-cell>
              <table:table-cell office:value-type="float" office:value="0">
                <text:p>0</text:p>
              </table:table-cell>
              <table:table-cell office:value-type="float" office:value="775.566666666667">
                <text:p>775.566666666667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221.591607712582">
                <text:p>221.591607712582</text:p>
              </table:table-cell>
              <table:table-cell office:value-type="float" office:value="0">
                <text:p>0</text:p>
              </table:table-cell>
              <table:table-cell office:value-type="float" office:value="460.225850632512">
                <text:p>460.225850632512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2.1083922874184">
                <text:p>12.1083922874184</text:p>
              </table:table-cell>
              <table:table-cell office:value-type="float" office:value="0">
                <text:p>0</text:p>
              </table:table-cell>
              <table:table-cell office:value-type="float" office:value="219.207482700821">
                <text:p>219.20748270082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355cm" svg:y="0.256cm" chart:style-name="ch2">
          <text:p>Network Packets JMeter_Test_390_Threads  10/21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0:46:37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19.1">
                <text:p text:id="NETPACKET.C2:NETPACKET.C4">19.1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0">
                <text:p>0</text:p>
              </table:table-cell>
              <table:table-cell office:value-type="float" office:value="714.3">
                <text:p>714.3</text:p>
              </table:table-cell>
              <table:table-cell office:value-type="float" office:value="0">
                <text:p>0</text:p>
              </table:table-cell>
              <table:table-cell office:value-type="float" office:value="870.8">
                <text:p>870.8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0">
                <text:p>0</text:p>
              </table:table-cell>
              <table:table-cell office:value-type="float" office:value="708.4">
                <text:p>708.4</text:p>
              </table:table-cell>
              <table:table-cell office:value-type="float" office:value="0">
                <text:p>0</text:p>
              </table:table-cell>
              <table:table-cell office:value-type="float" office:value="1455">
                <text:p>145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294cm" svg:y="0.256cm" chart:style-name="ch2">
          <text:p>Processes JMeter_Test_390_Threads  10/21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0:46:37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294cm" svg:y="0.256cm" chart:style-name="ch2">
          <text:p>Processes JMeter_Test_390_Threads  10/21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0:46:37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2235.6">
                <text:p>2235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1832.4">
                <text:p>1832.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294cm" svg:y="0.256cm" chart:style-name="ch2">
          <text:p>Processes JMeter_Test_390_Threads  10/21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0:46:37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342cm" svg:y="0.256cm" chart:style-name="ch2">
          <text:p>File-backed paging (kByes/sec) ubuntuServer 10/21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0:46:37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104cm" svg:y="0.256cm" chart:style-name="ch2">
          <text:p>Swap-space activity (kBytes/sec) ubuntuServer 10/21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0:46:37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0:46:37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1 JMeter_Test_390_Threads  10/21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0:46:37</text:p>
              </table:table-cell>
              <table:table-cell office:value-type="float" office:value="0.5">
                <text:p text:id="CPU01.B2:CPU01.B4">0.5</text:p>
              </table:table-cell>
              <table:table-cell office:value-type="float" office:value="0.2">
                <text:p text:id="CPU01.C2:CPU01.C4">0.2</text:p>
              </table:table-cell>
              <table:table-cell office:value-type="float" office:value="0">
                <text:p text:id="CPU01.D2:CPU01.D4">0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13.8">
                <text:p>13.8</text:p>
              </table:table-cell>
              <table:table-cell office:value-type="float" office:value="3.9">
                <text:p>3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48.5">
                <text:p>48.5</text:p>
              </table:table-cell>
              <table:table-cell office:value-type="float" office:value="5.2">
                <text:p>5.2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2 JMeter_Test_390_Threads  10/21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0:46:37</text:p>
              </table:table-cell>
              <table:table-cell office:value-type="float" office:value="0.4">
                <text:p text:id="CPU02.B2:CPU02.B4">0.4</text:p>
              </table:table-cell>
              <table:table-cell office:value-type="float" office:value="0.2">
                <text:p text:id="CPU02.C2:CPU02.C4">0.2</text:p>
              </table:table-cell>
              <table:table-cell office:value-type="float" office:value="0">
                <text:p text:id="CPU02.D2:CPU02.D4">0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15.6">
                <text:p>15.6</text:p>
              </table:table-cell>
              <table:table-cell office:value-type="float" office:value="3.7">
                <text:p>3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51.3">
                <text:p>51.3</text:p>
              </table:table-cell>
              <table:table-cell office:value-type="float" office:value="5.5">
                <text:p>5.5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3 JMeter_Test_390_Threads  10/21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0:46:37</text:p>
              </table:table-cell>
              <table:table-cell office:value-type="float" office:value="0.4">
                <text:p text:id="CPU03.B2:CPU03.B4">0.4</text:p>
              </table:table-cell>
              <table:table-cell office:value-type="float" office:value="0.2">
                <text:p text:id="CPU03.C2:CPU03.C4">0.2</text:p>
              </table:table-cell>
              <table:table-cell office:value-type="float" office:value="0">
                <text:p text:id="CPU03.D2:CPU03.D4">0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15">
                <text:p>15</text:p>
              </table:table-cell>
              <table:table-cell office:value-type="float" office:value="3.3">
                <text:p>3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50.1">
                <text:p>50.1</text:p>
              </table:table-cell>
              <table:table-cell office:value-type="float" office:value="6.5">
                <text:p>6.5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4 JMeter_Test_390_Threads  10/21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0:46:37</text:p>
              </table:table-cell>
              <table:table-cell office:value-type="float" office:value="0.4">
                <text:p text:id="CPU04.B2:CPU04.B4">0.4</text:p>
              </table:table-cell>
              <table:table-cell office:value-type="float" office:value="0.2">
                <text:p text:id="CPU04.C2:CPU04.C4">0.2</text:p>
              </table:table-cell>
              <table:table-cell office:value-type="float" office:value="0.1">
                <text:p text:id="CPU04.D2:CPU04.D4">0.1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15.3">
                <text:p>15.3</text:p>
              </table:table-cell>
              <table:table-cell office:value-type="float" office:value="4.7">
                <text:p>4.7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47.6">
                <text:p>47.6</text:p>
              </table:table-cell>
              <table:table-cell office:value-type="float" office:value="7.3">
                <text:p>7.3</text:p>
              </table:table-cell>
              <table:table-cell office:value-type="float" office:value="23.4">
                <text:p>23.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0/21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0.9333333333333">
                <text:p text:id="CPU_SUMM.B2:CPU_SUMM.B5">20.9333333333333</text:p>
              </table:table-cell>
              <table:table-cell office:value-type="float" office:value="3.1">
                <text:p text:id="CPU_SUMM.C2:CPU_SUMM.C5">3.1</text:p>
              </table:table-cell>
              <table:table-cell office:value-type="float" office:value="1.2">
                <text:p text:id="CPU_SUMM.D2:CPU_SUMM.D5">1.2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2.4333333333333">
                <text:p>22.4333333333333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1.1">
                <text:p>21.1</text:p>
              </table:table-cell>
              <table:table-cell office:value-type="float" office:value="4.06666666666667">
                <text:p>4.06666666666667</text:p>
              </table:table-cell>
              <table:table-cell office:value-type="float" office:value="15.4333333333333">
                <text:p>15.4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532cm" svg:y="0.256cm" chart:style-name="ch2">
          <text:p>Disk total KB/s JMeter_Test_390_Threads - 10/21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0:46:37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0">
                <text:p>0</text:p>
              </table:table-cell>
              <table:table-cell office:value-type="float" office:value="1948.8">
                <text:p>1948.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25.6">
                <text:p>25.6</text:p>
              </table:table-cell>
              <table:table-cell office:value-type="float" office:value="3571.4">
                <text:p>3571.4</text:p>
              </table:table-cell>
              <table:table-cell office:value-type="float" office:value="181.8">
                <text:p>181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625cm" svg:y="0.256cm" chart:style-name="ch2">
          <text:p>Disk total KB/s JMeter_Test_390_Threads  10/21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8.53333333333333">
                <text:p text:id="DISK_SUMM.B6:DISK_SUMM.D6">8.53333333333333</text:p>
              </table:table-cell>
              <table:table-cell office:value-type="float" office:value="1840.06666666667">
                <text:p>1840.06666666667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17.0666666666667">
                <text:p text:id="DISK_SUMM.B7:DISK_SUMM.D7">17.0666666666667</text:p>
              </table:table-cell>
              <table:table-cell office:value-type="float" office:value="1158.50574013019">
                <text:p>1158.50574013019</text:p>
              </table:table-cell>
              <table:table-cell office:value-type="float" office:value="70.0938053097345">
                <text:p>70.0938053097345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572.827593203145">
                <text:p>572.827593203145</text:p>
              </table:table-cell>
              <table:table-cell office:value-type="float" office:value="19.3061946902655">
                <text:p>19.30619469026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515cm" svg:y="0.256cm" chart:style-name="ch2">
          <text:p>Disk Block Size JMeter_Test_390_Threads (Kbytes)  10/21/2011</text:p>
        </chart:title>
        <chart:legend chart:legend-position="end" svg:x="33.25cm" svg:y="5.598cm" chart:style-name="ch3"/>
        <chart:plot-area chart:style-name="ch4" table:cell-range-address="DISKBSIZE.B1:DISKBSIZE.E1 DISKBSIZE.B6:DISKBSIZE.E8" chart:data-source-has-labels="row" svg:x="0.712cm" svg:y="1.281cm" svg:width="31.827cm" svg:height="11.041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E6" chart:class="chart:bar">
            <chart:data-point chart:repeated="4"/>
          </chart:series>
          <chart:series chart:style-name="ch9" chart:values-cell-range-address="DISKBSIZE.B7:DISKBSIZE.E7" chart:class="chart:bar">
            <chart:data-point chart:repeated="4"/>
          </chart:series>
          <chart:series chart:style-name="ch10" chart:values-cell-range-address="DISKBSIZE.B8:DISKBSIZ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9.5">
                <text:p text:id="DISKBSIZE.B6:DISKBSIZE.E6">9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6.91157894736842">
                <text:p text:id="DISKBSIZE.B7:DISKBSIZE.E7">6.91157894736842</text:p>
              </table:table-cell>
              <table:table-cell office:value-type="float" office:value="6.91157894736842">
                <text:p>6.9115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.38842105263158">
                <text:p text:id="DISKBSIZE.B8:DISKBSIZE.E8">3.38842105263158</text:p>
              </table:table-cell>
              <table:table-cell office:value-type="float" office:value="3.38842105263158">
                <text:p>3.38842105263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515cm" svg:y="0.256cm" chart:style-name="ch2">
          <text:p>Disk Block Size JMeter_Test_390_Threads (Kbytes)  10/21/2011</text:p>
        </chart:title>
        <chart:legend chart:legend-position="end" svg:x="33.409cm" svg:y="5.365cm" chart:style-name="ch3"/>
        <chart:plot-area chart:style-name="ch4" table:cell-range-address="DISKBSIZE.A1:DISKBSIZE.E4" chart:data-source-has-labels="both" svg:x="0.712cm" svg:y="1.281cm" svg:width="31.986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0:46:37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</table:table-row>
            <table:table-row>
              <table:table-cell office:value-type="string">
                <text:p>10:47:07</text:p>
              </table:table-cell>
              <table:table-cell office:value-type="float" office:value="8.7">
                <text:p>8.7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7:37</text:p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1.089cm" svg:y="0.256cm" chart:style-name="ch2">
          <text:p>Disk %Busy JMeter_Test_390_Threads  10/21/2011</text:p>
        </chart:title>
        <chart:legend chart:legend-position="end" svg:x="33.25cm" svg:y="5.598cm" chart:style-name="ch3"/>
        <chart:plot-area chart:style-name="ch4" table:cell-range-address="DISKBUSY.B1:DISKBUSY.E1 DISKBUSY.B6:DISKBUSY.E8" chart:data-source-has-labels="row" svg:x="0.712cm" svg:y="1.281cm" svg:width="31.827cm" svg:height="11.041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E6" chart:class="chart:bar">
            <chart:data-point chart:repeated="4"/>
          </chart:series>
          <chart:series chart:style-name="ch9" chart:values-cell-range-address="DISKBUSY.B7:DISKBUSY.E7" chart:class="chart:bar">
            <chart:data-point chart:repeated="4"/>
          </chart:series>
          <chart:series chart:style-name="ch10" chart:values-cell-range-address="DISKBUSY.B8:DISKBUSY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28.7333333333333">
                <text:p text:id="DISKBUSY.B6:DISKBUSY.E6">28.7333333333333</text:p>
              </table:table-cell>
              <table:table-cell office:value-type="float" office:value="28.7">
                <text:p>2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4.6193348801237">
                <text:p text:id="DISKBUSY.B7:DISKBUSY.E7">14.6193348801237</text:p>
              </table:table-cell>
              <table:table-cell office:value-type="float" office:value="14.5953542392567">
                <text:p>14.5953542392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.04733178654292">
                <text:p text:id="DISKBUSY.B8:DISKBUSY.E8">3.04733178654292</text:p>
              </table:table-cell>
              <table:table-cell office:value-type="float" office:value="3.00464576074332">
                <text:p>3.00464576074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